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HM </text:p>
      <text:p text:style-name="Standard">Frédéric MOAL</text:p>
      <text:p text:style-name="Standard">---12/09/12---</text:p>
      <text:p text:style-name="Standard">objectif</text:p>
      <text:list xml:id="list896194185" text:style-name="L1">
        <text:list-item>
          <text:p text:style-name="P1">comprehension des architectures MVC</text:p>
        </text:list-item>
        <text:list-item>
          <text:p text:style-name="P1">Maitrise de la conception et de la maintenance d'IHM pour archi clients lourds et legers</text:p>
        </text:list-item>
      </text:list>
      <text:p text:style-name="Standard"/>
      <text:p text:style-name="Standard">Programme</text:p>
      <text:list xml:id="list2135853942" text:style-name="L2">
        <text:list-item>
          <text:p text:style-name="P2">programmation des interfaces graphiques en clients lourds, java swing , MVC</text:p>
        </text:list-item>
        <text:list-item>
          <text:p text:style-name="P2">architectures des interfaces WEB(servlet)</text:p>
        </text:list-item>
        <text:list-item>
          <text:p text:style-name="P2">Utiisation des frameworks Javascript</text:p>
        </text:list-item>
        <text:list-item>
          <text:p text:style-name="P2">interfaces des terminaux portables</text:p>
        </text:list-item>
      </text:list>
      <text:p text:style-name="Standard"/>
      <text:p text:style-name="Standard">pré-requis</text:p>
      <text:list xml:id="list78800614" text:style-name="L3">
        <text:list-item>
          <text:p text:style-name="P3">programmation web,</text:p>
        </text:list-item>
        <text:list-item>
          <text:p text:style-name="P3">java</text:p>
        </text:list-item>
        <text:list-item>
          <text:p text:style-name="P3">prog objet</text:p>
        </text:list-item>
      </text:list>
      <text:p text:style-name="Standard"/>
      <text:p text:style-name="Standard">chapitre I : Interfaces Graphiques en Clients Lourds</text:p>
      <text:list xml:id="list45633429" text:style-name="L4">
        <text:list-item>
          <text:p text:style-name="P4">généralités sur les interfaces graphiques : SWING</text:p>
        </text:list-item>
        <text:list-item>
          <text:p text:style-name="P4">Affichage d'une fenêtre</text:p>
        </text:list-item>
        <text:list-item>
          <text:p text:style-name="P4">Classes de base, AWT et SWING</text:p>
        </text:list-item>
        <text:list-item>
          <text:p text:style-name="P4">Placer les composants dans une fenêtre</text:p>
        </text:list-item>
        <text:list-item>
          <text:p text:style-name="P4">Gestion des événements</text:p>
          <text:list>
            <text:list-item>
              <text:list>
                <text:list-header>
                  <text:p text:style-name="P4"/>
                </text:list-header>
              </text:list>
            </text:list-item>
          </text:list>
        </text:list-item>
        <text:list-item>
          <text:p text:style-name="P4">L'user peut agir à tout moment avec plusieurs objets graphiques, cliquer bouton, choix listes etc..</text:p>
        </text:list-item>
        <text:list-item>
          <text:p text:style-name="P4">l'utilisation de GUI impose une façon particulière de programmer</text:p>
          <text:list>
            <text:list-item>
              <text:p text:style-name="P4">les actions des users engendrent des événements qui sont mis dans une liste d'attente</text:p>
            </text:list-item>
            <text:list-item>
              <text:p text:style-name="P4">le programme récupère un à un ces events</text:p>
            </text:list-item>
            <text:list-item>
              <text:p text:style-name="P4">les framework offrent des facilités pour gérer la file</text:p>
            </text:list-item>
            <text:list-item>
              <text:p text:style-name="P4">en particuliers associer les events au comportement associé</text:p>
            </text:list-item>
          </text:list>
        </text:list-item>
        <text:list-item>
          <text:p text:style-name="P4">le JDK utilise une architecture de type observer-observé</text:p>
          <text:list>
            <text:list-item>
              <text:p text:style-name="P4">tous les compo graph sont observés</text:p>
            </text:list-item>
            <text:list-item>
              <text:p text:style-name="P4">chacun des ces compo ont des observer qui réagissent au comportement de l'observé</text:p>
            </text:list-item>
            <text:list-item>
              <text:p text:style-name="P4"><text:s/></text:p>
            </text:list-item>
          </text:list>
        </text:list-item>
      </text:list>
      <text:p text:style-name="Standard"/>
      <text:p text:style-name="Standard">depusi JDK 6 affichage d'une image en attendant l'affichage de la fenêtre</text:p>
      <text:p text:style-name="Standard">java -splash:image.jpg Main </text:p>
      <text:p text:style-name="Standard">Dans un jar on indique le splash dans le manife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2T13:55:56</meta:creation-date>
    <dc:date>2012-09-12T15:18:27</dc:date>
    <dc:creator>Whoopgap </dc:creator>
    <meta:editing-duration>PT1H21M3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34" meta:word-count="227" meta:character-count="1360" meta:non-whitespace-character-count="1188"/>
  </office:meta>
</office:document-meta>
</file>